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458in" style:rel-column-width="3276*"/>
    </style:style>
    <style:style style:name="Table1.T" style:family="table-column">
      <style:table-column-properties style:column-width="0.3479in" style:rel-column-width="3291*"/>
    </style:style>
    <style:style style:name="Table1.A1" style:family="table-cell">
      <style:table-cell-properties fo:padding="0.0382in" fo:border-left="0.05pt solid #000000" fo:border-right="none" fo:border-top="0.05pt solid #000000" fo:border-bottom="0.05pt solid #000000"/>
    </style:style>
    <style:style style:name="Table1.T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T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458in" style:rel-column-width="3276*"/>
    </style:style>
    <style:style style:name="Table2.T" style:family="table-column">
      <style:table-column-properties style:column-width="0.3479in" style:rel-column-width="3291*"/>
    </style:style>
    <style:style style:name="Table2.A1" style:family="table-cell">
      <style:table-cell-properties fo:padding="0.0382in" fo:border-left="0.05pt solid #000000" fo:border-right="none" fo:border-top="0.05pt solid #000000" fo:border-bottom="0.05pt solid #000000"/>
    </style:style>
    <style:style style:name="Table2.T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T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3458in" style:rel-column-width="3276*"/>
    </style:style>
    <style:style style:name="Table3.T" style:family="table-column">
      <style:table-column-properties style:column-width="0.3479in" style:rel-column-width="3291*"/>
    </style:style>
    <style:style style:name="Table3.A1" style:family="table-cell">
      <style:table-cell-properties fo:padding="0.0382in" fo:border-left="0.05pt solid #000000" fo:border-right="none" fo:border-top="0.05pt solid #000000" fo:border-bottom="0.05pt solid #000000"/>
    </style:style>
    <style:style style:name="Table3.T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T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0ace52" style:font-size-asian="12.25pt" style:font-style-asian="normal" style:font-size-complex="14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a84cc" officeooo:paragraph-rsid="002a84cc"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32fd5"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29"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0"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1"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2"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3"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232fd5" style:font-size-asian="10.5pt" style:font-weight-asian="normal" style:font-size-complex="12pt" style:font-weight-complex="normal"/>
    </style:style>
    <style:style style:name="P34"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244f69" officeooo:paragraph-rsid="00244f69"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38"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253c4a" officeooo:paragraph-rsid="00253c4a" style:font-size-asian="10.5pt" style:font-style-asian="normal" style:font-size-complex="12pt"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8pt" fo:font-style="normal" officeooo:rsid="000ace52" officeooo:paragraph-rsid="00117250" style:font-size-asian="7pt" style:font-style-asian="normal" style:font-size-complex="8pt" style:font-style-complex="normal"/>
    </style:style>
    <style:style style:name="P41"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43"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8"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6pt" fo:font-style="normal" fo:font-weight="normal" officeooo:rsid="00244f69" officeooo:paragraph-rsid="00244f69" style:font-size-asian="5.25pt" style:font-style-asian="normal" style:font-weight-asian="normal" style:font-size-complex="6pt" style:font-style-complex="normal" style:font-weight-complex="normal"/>
    </style:style>
    <style:style style:name="P5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52" style:family="paragraph" style:parent-style-name="Table_20_Contents">
      <style:paragraph-properties fo:text-align="center" style:justify-single-word="false"/>
      <style:text-properties style:font-name="Garuda" fo:font-size="12pt" officeooo:rsid="002b1355" officeooo:paragraph-rsid="002b1355" style:font-size-asian="10.5pt" style:font-size-complex="12pt"/>
    </style:style>
    <style:style style:name="P53"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4"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5"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5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a84cc" officeooo:paragraph-rsid="002a84cc" style:font-size-asian="10.5pt" style:font-style-asian="normal" style:font-size-complex="12pt" style:font-style-complex="normal"/>
    </style:style>
    <style:style style:name="P5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dd824" officeooo:paragraph-rsid="002dd824" style:font-size-asian="10.5pt" style:font-style-asian="normal" style:font-size-complex="12pt" style:font-style-complex="normal"/>
    </style:style>
    <style:style style:name="P6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ebf9a" officeooo:paragraph-rsid="002ebf9a" style:font-size-asian="10.5pt" style:font-style-asian="normal" style:font-size-complex="12pt" style:font-style-complex="normal"/>
    </style:style>
    <style:style style:name="P61" style:family="paragraph">
      <style:paragraph-properties fo:line-height="100%" fo:text-align="justify"/>
    </style:style>
    <style:style style:name="P62"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3" style:family="paragraph">
      <loext:graphic-properties draw:fill="none" draw:fill-color="#ffffff"/>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232fd5"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232fd5"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1da4df" style:font-style-asian="normal" style:font-style-complex="normal"/>
    </style:style>
    <style:style style:name="T9" style:family="text">
      <style:text-properties style:font-name="Garuda" fo:font-style="normal" fo:font-weight="bold" style:font-style-asian="normal" style:font-weight-asian="bold" style:font-style-complex="normal" style:font-weight-complex="bold"/>
    </style:style>
    <style:style style:name="T10" style:family="text">
      <style:text-properties style:font-name="Garuda" fo:font-style="normal" fo:font-weight="bold" officeooo:rsid="00232fd5" style:font-style-asian="normal" style:font-weight-asian="bold" style:font-style-complex="normal" style:font-weight-complex="bold"/>
    </style:style>
    <style:style style:name="T11" style:family="text">
      <style:text-properties style:font-name="Garuda" fo:font-style="italic" style:font-style-asian="italic" style:font-style-complex="italic"/>
    </style:style>
    <style:style style:name="T12" style:family="text">
      <style:text-properties style:font-name="Garuda" fo:font-style="italic" officeooo:rsid="00232fd5" style:font-style-asian="italic" style:font-style-complex="italic"/>
    </style:style>
    <style:style style:name="T13" style:family="text">
      <style:text-properties style:font-name="Garuda" fo:font-style="italic" fo:font-weight="bold" style:font-style-asian="italic" style:font-weight-asian="bold" style:font-style-complex="italic" style:font-weight-complex="bold"/>
    </style:style>
    <style:style style:name="T14" style:family="text">
      <style:text-properties style:font-name="Garuda" fo:font-style="italic" fo:font-weight="bold" officeooo:rsid="00232fd5" style:font-style-asian="italic" style:font-weight-asian="bold" style:font-style-complex="italic" style:font-weight-complex="bold"/>
    </style:style>
    <style:style style:name="T15"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6"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7" style:family="text">
      <style:text-properties officeooo:rsid="000df7f7"/>
    </style:style>
    <style:style style:name="T18" style:family="text">
      <style:text-properties fo:font-style="italic" style:font-style-asian="italic" style:font-style-complex="italic"/>
    </style:style>
    <style:style style:name="T19" style:family="text">
      <style:text-properties fo:font-style="italic" officeooo:rsid="00244f69" style:font-style-asian="italic" style:font-style-complex="italic"/>
    </style:style>
    <style:style style:name="T20" style:family="text">
      <style:text-properties fo:font-style="italic" officeooo:rsid="001f362f" style:font-style-asian="italic" style:font-style-complex="italic"/>
    </style:style>
    <style:style style:name="T21" style:family="text">
      <style:text-properties fo:font-style="italic" officeooo:rsid="002b455e"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253c4a"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ize="12pt" style:font-size-asian="10.5pt" style:font-size-complex="12pt"/>
    </style:style>
    <style:style style:name="T27" style:family="text">
      <style:text-properties fo:font-size="12pt" fo:font-style="italic" style:font-size-asian="10.5pt" style:font-style-asian="italic" style:font-size-complex="12pt" style:font-style-complex="italic"/>
    </style:style>
    <style:style style:name="T28" style:family="text">
      <style:text-properties fo:font-size="12pt" fo:font-style="italic" officeooo:rsid="00207278" style:font-size-asian="10.5pt" style:font-style-asian="italic" style:font-size-complex="12pt" style:font-style-complex="italic"/>
    </style:style>
    <style:style style:name="T29" style:family="text">
      <style:text-properties fo:font-size="12pt" fo:font-style="normal" style:font-size-asian="10.5pt" style:font-style-asian="normal" style:font-size-complex="12pt" style:font-style-complex="normal"/>
    </style:style>
    <style:style style:name="T30" style:family="text">
      <style:text-properties fo:font-size="12pt" fo:font-style="normal" officeooo:rsid="000df7f7" style:font-size-asian="10.5pt" style:font-style-asian="normal" style:font-size-complex="12pt" style:font-style-complex="normal"/>
    </style:style>
    <style:style style:name="T31" style:family="text">
      <style:text-properties fo:font-weight="bold" style:font-weight-asian="bold" style:font-weight-complex="bold"/>
    </style:style>
    <style:style style:name="T32" style:family="text">
      <style:text-properties fo:font-weight="bold" officeooo:rsid="00244f69" style:font-weight-asian="bold" style:font-weight-complex="bold"/>
    </style:style>
    <style:style style:name="T33" style:family="text">
      <style:text-properties fo:font-weight="bold" officeooo:rsid="00280342" style:font-weight-asian="bold" style:font-weight-complex="bold"/>
    </style:style>
    <style:style style:name="T34" style:family="text">
      <style:text-properties fo:font-weight="normal" style:font-weight-asian="normal" style:font-weight-complex="normal"/>
    </style:style>
    <style:style style:name="T35" style:family="text">
      <style:text-properties style:text-position="super 58%" officeooo:rsid="00207278"/>
    </style:style>
    <style:style style:name="T36" style:family="text">
      <style:text-properties officeooo:rsid="001a0125"/>
    </style:style>
    <style:style style:name="T37" style:family="text">
      <style:text-properties officeooo:rsid="001b253b"/>
    </style:style>
    <style:style style:name="T38" style:family="text">
      <style:text-properties officeooo:rsid="001da4df"/>
    </style:style>
    <style:style style:name="T39" style:family="text">
      <style:text-properties officeooo:rsid="00207278"/>
    </style:style>
    <style:style style:name="T40" style:family="text">
      <style:text-properties officeooo:rsid="00232fd5"/>
    </style:style>
    <style:style style:name="T41" style:family="text">
      <style:text-properties officeooo:rsid="00244f69"/>
    </style:style>
    <style:style style:name="T42" style:family="text">
      <style:text-properties officeooo:rsid="00280342"/>
    </style:style>
    <style:style style:name="T43" style:family="text">
      <style:text-properties officeooo:rsid="0028e424"/>
    </style:style>
    <style:style style:name="T44" style:family="text">
      <style:text-properties officeooo:rsid="002a84cc"/>
    </style:style>
    <style:style style:name="T45" style:family="text">
      <style:text-properties officeooo:rsid="002b1355"/>
    </style:style>
    <style:style style:name="T46" style:family="text">
      <style:text-properties officeooo:rsid="001f362f"/>
    </style:style>
    <style:style style:name="T47" style:family="text">
      <style:text-properties officeooo:rsid="002dd824"/>
    </style:style>
    <style:style style:name="T48" style:family="text">
      <style:text-properties style:font-name="Garuda1" fo:font-size="12pt" fo:font-style="normal" style:font-style-asian="normal" style:font-name-complex="Garuda1" style:font-style-complex="normal"/>
    </style:style>
    <style:style style:name="T49" style:family="text">
      <style:text-properties style:font-name="Garuda1" fo:font-size="12pt" fo:font-style="italic" style:font-style-asian="italic" style:font-name-complex="Garuda1"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solid" draw:fill-color="#dddddd" fo:min-height="0.62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
      <text:p text:style-name="P1"/>
      <text:p text:style-name="P1"/>
      <text:p text:style-name="P1"/>
      <text:p text:style-name="P4">Assignment <text:span text:style-name="T39">2</text:span>: <text:span text:style-name="T39">BabylonianSort</text:span></text:p>
      <text:p text:style-name="P5">Dr. Sharma Thankachan</text:p>
      <text:p text:style-name="P5">COP 3<text:span text:style-name="T47">5</text:span>03 – Fall 2018</text:p>
      <text:p text:style-name="P6">Due September <text:span text:style-name="T39">19</text:span><text:span text:style-name="T35">th</text:span>, 2018</text:p>
      <text:p text:style-name="P2"/>
      <text:p text:style-name="P2"/>
      <text:p text:style-name="P2"/>
      <text:p text:style-name="P2"/>
      <text:p text:style-name="P2"/>
      <text:p text:style-name="P2"/>
      <text:p text:style-name="P2"/>
      <text:p text:style-name="P2"/>
      <text:p text:style-name="P8"><text:span text:style-name="T17">1. </text:span>Deliverable:</text:p>
      <text:p text:style-name="P3"><text:span text:style-name="T26">A source file named </text:span><text:span text:style-name="T28">BabylonianSort</text:span><text:span text:style-name="T27">.java</text:span><text:span text:style-name="T29"> </text:span><text:span text:style-name="T30">written in Java</text:span><text:span text:style-name="T27">.</text:span></text:p>
      <text:p text:style-name="P26"/>
      <text:p text:style-name="P7"><text:span text:style-name="T17">2. </text:span>Objective:</text:p>
      <text:p text:style-name="P28">The objective of this assignment is to <text:span text:style-name="T41">demonstrate an application of radix sort using an exotic number system. It will require that you brush up on skills regarding base conversion, and will touch on the concept of exception handling in Java as well.</text:span></text:p>
      <text:p text:style-name="P30"><text:soft-page-break/><text:span text:style-name="T15">3. </text:span><text:span text:style-name="T16">Description:</text:span></text:p>
      <text:p text:style-name="P17">Numbers can be represented using many different bases besides the base-10 used for “standard” decimal numbers. A few examples include:</text:p>
      <text:p text:style-name="P17"><text:tab/>base-2 (binary): Represents computer bits and boolean logic.</text:p>
      <text:p text:style-name="P16"><text:tab/><text:span text:style-name="T43">base-8 (octal): Used in computers for permissions and other settings.</text:span></text:p>
      <text:p text:style-name="P16"><text:tab/><text:span text:style-name="T43">base-16 (hexadecimal): Frequently used to represent color codes succinctly.</text:span></text:p>
      <text:p text:style-name="P17">These are not the only number systems that exist, nor are they the only systems that are useful. In fact, the ancient Babylonians of Mesopotamia employed a <text:span text:style-name="T18">base-60</text:span> number system for daily use. Base-60 is superior when <text:a xlink:type="simple" xlink:href="https://en.wikipedia.org/wiki/Sexagesimal#Fractions" text:style-name="Internet_20_link" text:visited-style-name="Visited_20_Internet_20_Link">dealing with fractions</text:a> and is still “hand-countable.” Counting hand bones of the 4 fingers (12 total bones) on one hand and tracking iterations using the fingers of the other hand (5 total fingers) results in a representable range of 5 * 12 = 60. <text:span text:style-name="T44">This system is called the sexagesimal number system.</text:span></text:p>
      <text:p text:style-name="P17"/>
      <text:p text:style-name="P18">For this assignment, we will be looking at a modified version of the sexagesimal system. The ancient Babylonians obviously did not use Arabic numerals so their system must be <text:span text:style-name="T18">adapted </text:span>into Arabic numerals and Latin characters here. What follows is the definition of the sexagesimal system that will be used for this assignment.<text:span text:style-name="T45"> The top row is the sexagesimal representation of a number, and the bottom row is the decimal representation. </text:span></text:p>
      <text:p text:style-name="P18"/>
      <table:table table:name="Table1" table:style-name="Table1">
        <table:table-column table:style-name="Table1.A" table:number-columns-repeated="19"/>
        <table:table-column table:style-name="Table1.T"/>
        <table:table-row>
          <table:table-cell table:style-name="Table1.A1" office:value-type="string">
            <text:p text:style-name="P52">0</text:p>
          </table:table-cell>
          <table:table-cell table:style-name="Table1.A1" office:value-type="string">
            <text:p text:style-name="P52">1</text:p>
          </table:table-cell>
          <table:table-cell table:style-name="Table1.A1" office:value-type="string">
            <text:p text:style-name="P52">2</text:p>
          </table:table-cell>
          <table:table-cell table:style-name="Table1.A1" office:value-type="string">
            <text:p text:style-name="P52">3</text:p>
          </table:table-cell>
          <table:table-cell table:style-name="Table1.A1" office:value-type="string">
            <text:p text:style-name="P52">4</text:p>
          </table:table-cell>
          <table:table-cell table:style-name="Table1.A1" office:value-type="string">
            <text:p text:style-name="P52">5</text:p>
          </table:table-cell>
          <table:table-cell table:style-name="Table1.A1" office:value-type="string">
            <text:p text:style-name="P52">6</text:p>
          </table:table-cell>
          <table:table-cell table:style-name="Table1.A1" office:value-type="string">
            <text:p text:style-name="P52">7</text:p>
          </table:table-cell>
          <table:table-cell table:style-name="Table1.A1" office:value-type="string">
            <text:p text:style-name="P52">8</text:p>
          </table:table-cell>
          <table:table-cell table:style-name="Table1.A1" office:value-type="string">
            <text:p text:style-name="P52">9</text:p>
          </table:table-cell>
          <table:table-cell table:style-name="Table1.A1" office:value-type="string">
            <text:p text:style-name="P52">a</text:p>
          </table:table-cell>
          <table:table-cell table:style-name="Table1.A1" office:value-type="string">
            <text:p text:style-name="P52">b</text:p>
          </table:table-cell>
          <table:table-cell table:style-name="Table1.A1" office:value-type="string">
            <text:p text:style-name="P52">c</text:p>
          </table:table-cell>
          <table:table-cell table:style-name="Table1.A1" office:value-type="string">
            <text:p text:style-name="P52">d</text:p>
          </table:table-cell>
          <table:table-cell table:style-name="Table1.A1" office:value-type="string">
            <text:p text:style-name="P52">e</text:p>
          </table:table-cell>
          <table:table-cell table:style-name="Table1.A1" office:value-type="string">
            <text:p text:style-name="P52">f</text:p>
          </table:table-cell>
          <table:table-cell table:style-name="Table1.A1" office:value-type="string">
            <text:p text:style-name="P52">g</text:p>
          </table:table-cell>
          <table:table-cell table:style-name="Table1.A1" office:value-type="string">
            <text:p text:style-name="P52">h</text:p>
          </table:table-cell>
          <table:table-cell table:style-name="Table1.A1" office:value-type="string">
            <text:p text:style-name="P52">i</text:p>
          </table:table-cell>
          <table:table-cell table:style-name="Table1.T1" office:value-type="string">
            <text:p text:style-name="P52">j</text:p>
          </table:table-cell>
        </table:table-row>
        <table:table-row>
          <table:table-cell table:style-name="Table1.A2" office:value-type="string">
            <text:p text:style-name="P52">0</text:p>
          </table:table-cell>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A2" office:value-type="string">
            <text:p text:style-name="P52">4</text:p>
          </table:table-cell>
          <table:table-cell table:style-name="Table1.A2" office:value-type="string">
            <text:p text:style-name="P52">5</text:p>
          </table:table-cell>
          <table:table-cell table:style-name="Table1.A2" office:value-type="string">
            <text:p text:style-name="P52">6</text:p>
          </table:table-cell>
          <table:table-cell table:style-name="Table1.A2" office:value-type="string">
            <text:p text:style-name="P52">7</text:p>
          </table:table-cell>
          <table:table-cell table:style-name="Table1.A2" office:value-type="string">
            <text:p text:style-name="P52">8</text:p>
          </table:table-cell>
          <table:table-cell table:style-name="Table1.A2" office:value-type="string">
            <text:p text:style-name="P52">9</text:p>
          </table:table-cell>
          <table:table-cell table:style-name="Table1.A2" office:value-type="string">
            <text:p text:style-name="P52">10</text:p>
          </table:table-cell>
          <table:table-cell table:style-name="Table1.A2" office:value-type="string">
            <text:p text:style-name="P52">11</text:p>
          </table:table-cell>
          <table:table-cell table:style-name="Table1.A2" office:value-type="string">
            <text:p text:style-name="P52">12</text:p>
          </table:table-cell>
          <table:table-cell table:style-name="Table1.A2" office:value-type="string">
            <text:p text:style-name="P52">13</text:p>
          </table:table-cell>
          <table:table-cell table:style-name="Table1.A2" office:value-type="string">
            <text:p text:style-name="P52">14</text:p>
          </table:table-cell>
          <table:table-cell table:style-name="Table1.A2" office:value-type="string">
            <text:p text:style-name="P52">15</text:p>
          </table:table-cell>
          <table:table-cell table:style-name="Table1.A2" office:value-type="string">
            <text:p text:style-name="P52">16</text:p>
          </table:table-cell>
          <table:table-cell table:style-name="Table1.A2" office:value-type="string">
            <text:p text:style-name="P52">17</text:p>
          </table:table-cell>
          <table:table-cell table:style-name="Table1.A2" office:value-type="string">
            <text:p text:style-name="P52">18</text:p>
          </table:table-cell>
          <table:table-cell table:style-name="Table1.T2" office:value-type="string">
            <text:p text:style-name="P52">19</text:p>
          </table:table-cell>
        </table:table-row>
      </table:table>
      <text:p text:style-name="P18"/>
      <table:table table:name="Table2" table:style-name="Table2">
        <table:table-column table:style-name="Table2.A" table:number-columns-repeated="19"/>
        <table:table-column table:style-name="Table2.T"/>
        <table:table-row>
          <table:table-cell table:style-name="Table2.A1" office:value-type="string">
            <text:p text:style-name="P52">k</text:p>
          </table:table-cell>
          <table:table-cell table:style-name="Table2.A1" office:value-type="string">
            <text:p text:style-name="P52">l</text:p>
          </table:table-cell>
          <table:table-cell table:style-name="Table2.A1" office:value-type="string">
            <text:p text:style-name="P52">m</text:p>
          </table:table-cell>
          <table:table-cell table:style-name="Table2.A1" office:value-type="string">
            <text:p text:style-name="P52">n</text:p>
          </table:table-cell>
          <table:table-cell table:style-name="Table2.A1" office:value-type="string">
            <text:p text:style-name="P52">o</text:p>
          </table:table-cell>
          <table:table-cell table:style-name="Table2.A1" office:value-type="string">
            <text:p text:style-name="P52">p</text:p>
          </table:table-cell>
          <table:table-cell table:style-name="Table2.A1" office:value-type="string">
            <text:p text:style-name="P52">q</text:p>
          </table:table-cell>
          <table:table-cell table:style-name="Table2.A1" office:value-type="string">
            <text:p text:style-name="P52">r</text:p>
          </table:table-cell>
          <table:table-cell table:style-name="Table2.A1" office:value-type="string">
            <text:p text:style-name="P52">s</text:p>
          </table:table-cell>
          <table:table-cell table:style-name="Table2.A1" office:value-type="string">
            <text:p text:style-name="P52">t</text:p>
          </table:table-cell>
          <table:table-cell table:style-name="Table2.A1" office:value-type="string">
            <text:p text:style-name="P52">u</text:p>
          </table:table-cell>
          <table:table-cell table:style-name="Table2.A1" office:value-type="string">
            <text:p text:style-name="P52">v</text:p>
          </table:table-cell>
          <table:table-cell table:style-name="Table2.A1" office:value-type="string">
            <text:p text:style-name="P52">w</text:p>
          </table:table-cell>
          <table:table-cell table:style-name="Table2.A1" office:value-type="string">
            <text:p text:style-name="P52">x</text:p>
          </table:table-cell>
          <table:table-cell table:style-name="Table2.A1" office:value-type="string">
            <text:p text:style-name="P52">y</text:p>
          </table:table-cell>
          <table:table-cell table:style-name="Table2.A1" office:value-type="string">
            <text:p text:style-name="P52">z</text:p>
          </table:table-cell>
          <table:table-cell table:style-name="Table2.A1" office:value-type="string">
            <text:p text:style-name="P52">A</text:p>
          </table:table-cell>
          <table:table-cell table:style-name="Table2.A1" office:value-type="string">
            <text:p text:style-name="P52">B</text:p>
          </table:table-cell>
          <table:table-cell table:style-name="Table2.A1" office:value-type="string">
            <text:p text:style-name="P52">C</text:p>
          </table:table-cell>
          <table:table-cell table:style-name="Table2.T1" office:value-type="string">
            <text:p text:style-name="P52">D</text:p>
          </table:table-cell>
        </table:table-row>
        <table:table-row>
          <table:table-cell table:style-name="Table2.A2" office:value-type="string">
            <text:p text:style-name="P52">20</text:p>
          </table:table-cell>
          <table:table-cell table:style-name="Table2.A2" office:value-type="string">
            <text:p text:style-name="P52">21</text:p>
          </table:table-cell>
          <table:table-cell table:style-name="Table2.A2" office:value-type="string">
            <text:p text:style-name="P52">22</text:p>
          </table:table-cell>
          <table:table-cell table:style-name="Table2.A2" office:value-type="string">
            <text:p text:style-name="P52">23</text:p>
          </table:table-cell>
          <table:table-cell table:style-name="Table2.A2" office:value-type="string">
            <text:p text:style-name="P52">24</text:p>
          </table:table-cell>
          <table:table-cell table:style-name="Table2.A2" office:value-type="string">
            <text:p text:style-name="P52">25</text:p>
          </table:table-cell>
          <table:table-cell table:style-name="Table2.A2" office:value-type="string">
            <text:p text:style-name="P52">26</text:p>
          </table:table-cell>
          <table:table-cell table:style-name="Table2.A2" office:value-type="string">
            <text:p text:style-name="P52">27</text:p>
          </table:table-cell>
          <table:table-cell table:style-name="Table2.A2" office:value-type="string">
            <text:p text:style-name="P52">28</text:p>
          </table:table-cell>
          <table:table-cell table:style-name="Table2.A2" office:value-type="string">
            <text:p text:style-name="P52">29</text:p>
          </table:table-cell>
          <table:table-cell table:style-name="Table2.A2" office:value-type="string">
            <text:p text:style-name="P52">30</text:p>
          </table:table-cell>
          <table:table-cell table:style-name="Table2.A2" office:value-type="string">
            <text:p text:style-name="P52">31</text:p>
          </table:table-cell>
          <table:table-cell table:style-name="Table2.A2" office:value-type="string">
            <text:p text:style-name="P52">32</text:p>
          </table:table-cell>
          <table:table-cell table:style-name="Table2.A2" office:value-type="string">
            <text:p text:style-name="P52">33</text:p>
          </table:table-cell>
          <table:table-cell table:style-name="Table2.A2" office:value-type="string">
            <text:p text:style-name="P52">34</text:p>
          </table:table-cell>
          <table:table-cell table:style-name="Table2.A2" office:value-type="string">
            <text:p text:style-name="P52">35</text:p>
          </table:table-cell>
          <table:table-cell table:style-name="Table2.A2" office:value-type="string">
            <text:p text:style-name="P52">36</text:p>
          </table:table-cell>
          <table:table-cell table:style-name="Table2.A2" office:value-type="string">
            <text:p text:style-name="P52">37</text:p>
          </table:table-cell>
          <table:table-cell table:style-name="Table2.A2" office:value-type="string">
            <text:p text:style-name="P52">38</text:p>
          </table:table-cell>
          <table:table-cell table:style-name="Table2.T2" office:value-type="string">
            <text:p text:style-name="P52">39</text:p>
          </table:table-cell>
        </table:table-row>
      </table:table>
      <text:p text:style-name="P18"/>
      <table:table table:name="Table3" table:style-name="Table3">
        <table:table-column table:style-name="Table3.A" table:number-columns-repeated="19"/>
        <table:table-column table:style-name="Table3.T"/>
        <table:table-row>
          <table:table-cell table:style-name="Table3.A1" office:value-type="string">
            <text:p text:style-name="P52">E</text:p>
          </table:table-cell>
          <table:table-cell table:style-name="Table3.A1" office:value-type="string">
            <text:p text:style-name="P52">F</text:p>
          </table:table-cell>
          <table:table-cell table:style-name="Table3.A1" office:value-type="string">
            <text:p text:style-name="P52">G</text:p>
          </table:table-cell>
          <table:table-cell table:style-name="Table3.A1" office:value-type="string">
            <text:p text:style-name="P52">H</text:p>
          </table:table-cell>
          <table:table-cell table:style-name="Table3.A1" office:value-type="string">
            <text:p text:style-name="P52">I</text:p>
          </table:table-cell>
          <table:table-cell table:style-name="Table3.A1" office:value-type="string">
            <text:p text:style-name="P52">J</text:p>
          </table:table-cell>
          <table:table-cell table:style-name="Table3.A1" office:value-type="string">
            <text:p text:style-name="P52">K</text:p>
          </table:table-cell>
          <table:table-cell table:style-name="Table3.A1" office:value-type="string">
            <text:p text:style-name="P52">L</text:p>
          </table:table-cell>
          <table:table-cell table:style-name="Table3.A1" office:value-type="string">
            <text:p text:style-name="P52">M</text:p>
          </table:table-cell>
          <table:table-cell table:style-name="Table3.A1" office:value-type="string">
            <text:p text:style-name="P52">N</text:p>
          </table:table-cell>
          <table:table-cell table:style-name="Table3.A1" office:value-type="string">
            <text:p text:style-name="P52">O</text:p>
          </table:table-cell>
          <table:table-cell table:style-name="Table3.A1" office:value-type="string">
            <text:p text:style-name="P52">P</text:p>
          </table:table-cell>
          <table:table-cell table:style-name="Table3.A1" office:value-type="string">
            <text:p text:style-name="P52">Q</text:p>
          </table:table-cell>
          <table:table-cell table:style-name="Table3.A1" office:value-type="string">
            <text:p text:style-name="P52">R</text:p>
          </table:table-cell>
          <table:table-cell table:style-name="Table3.A1" office:value-type="string">
            <text:p text:style-name="P52">S</text:p>
          </table:table-cell>
          <table:table-cell table:style-name="Table3.A1" office:value-type="string">
            <text:p text:style-name="P52">T</text:p>
          </table:table-cell>
          <table:table-cell table:style-name="Table3.A1" office:value-type="string">
            <text:p text:style-name="P52">U</text:p>
          </table:table-cell>
          <table:table-cell table:style-name="Table3.A1" office:value-type="string">
            <text:p text:style-name="P52">V</text:p>
          </table:table-cell>
          <table:table-cell table:style-name="Table3.A1" office:value-type="string">
            <text:p text:style-name="P52">W</text:p>
          </table:table-cell>
          <table:table-cell table:style-name="Table3.T1" office:value-type="string">
            <text:p text:style-name="P52">X</text:p>
          </table:table-cell>
        </table:table-row>
        <table:table-row>
          <table:table-cell table:style-name="Table3.A2" office:value-type="string">
            <text:p text:style-name="P52">40</text:p>
          </table:table-cell>
          <table:table-cell table:style-name="Table3.A2" office:value-type="string">
            <text:p text:style-name="P52">41</text:p>
          </table:table-cell>
          <table:table-cell table:style-name="Table3.A2" office:value-type="string">
            <text:p text:style-name="P52">42</text:p>
          </table:table-cell>
          <table:table-cell table:style-name="Table3.A2" office:value-type="string">
            <text:p text:style-name="P52">43</text:p>
          </table:table-cell>
          <table:table-cell table:style-name="Table3.A2" office:value-type="string">
            <text:p text:style-name="P52">44</text:p>
          </table:table-cell>
          <table:table-cell table:style-name="Table3.A2" office:value-type="string">
            <text:p text:style-name="P52">45</text:p>
          </table:table-cell>
          <table:table-cell table:style-name="Table3.A2" office:value-type="string">
            <text:p text:style-name="P52">46</text:p>
          </table:table-cell>
          <table:table-cell table:style-name="Table3.A2" office:value-type="string">
            <text:p text:style-name="P52">47</text:p>
          </table:table-cell>
          <table:table-cell table:style-name="Table3.A2" office:value-type="string">
            <text:p text:style-name="P52">48</text:p>
          </table:table-cell>
          <table:table-cell table:style-name="Table3.A2" office:value-type="string">
            <text:p text:style-name="P52">49</text:p>
          </table:table-cell>
          <table:table-cell table:style-name="Table3.A2" office:value-type="string">
            <text:p text:style-name="P52">50</text:p>
          </table:table-cell>
          <table:table-cell table:style-name="Table3.A2" office:value-type="string">
            <text:p text:style-name="P52">51</text:p>
          </table:table-cell>
          <table:table-cell table:style-name="Table3.A2" office:value-type="string">
            <text:p text:style-name="P52">52</text:p>
          </table:table-cell>
          <table:table-cell table:style-name="Table3.A2" office:value-type="string">
            <text:p text:style-name="P52">53</text:p>
          </table:table-cell>
          <table:table-cell table:style-name="Table3.A2" office:value-type="string">
            <text:p text:style-name="P52">54</text:p>
          </table:table-cell>
          <table:table-cell table:style-name="Table3.A2" office:value-type="string">
            <text:p text:style-name="P52">55</text:p>
          </table:table-cell>
          <table:table-cell table:style-name="Table3.A2" office:value-type="string">
            <text:p text:style-name="P52">56</text:p>
          </table:table-cell>
          <table:table-cell table:style-name="Table3.A2" office:value-type="string">
            <text:p text:style-name="P52">57</text:p>
          </table:table-cell>
          <table:table-cell table:style-name="Table3.A2" office:value-type="string">
            <text:p text:style-name="P52">58</text:p>
          </table:table-cell>
          <table:table-cell table:style-name="Table3.T2" office:value-type="string">
            <text:p text:style-name="P52">59</text:p>
          </table:table-cell>
        </table:table-row>
      </table:table>
      <text:p text:style-name="P18"/>
      <text:p text:style-name="P59"><text:soft-page-break/>Here are some examples of numbers written in decimal form and then again in sexagesimal form.</text:p>
      <text:p text:style-name="P18"><draw:frame text:anchor-type="paragraph" draw:z-index="8" draw:name="Shape2" draw:style-name="gr4" draw:text-style-name="P62" svg:width="6.9689in" svg:height="0.6453in" svg:x="-0.0118in" svg:y="0.1535in"><draw:text-box><text:p text:style-name="P61"><text:span text:style-name="T48">9 =&gt; 9</text:span></text:p><text:p text:style-name="P61"><text:span text:style-name="T48">102 =&gt; </text:span></text:p></draw:text-box></draw:frame></text:p>
      <text:p text:style-name="P18"/>
      <text:p text:style-name="P18"/>
      <text:p text:style-name="P60">*****now segway into sorting, then go into requirements</text:p>
      <text:p text:style-name="P18"/>
      <text:p text:style-name="P18"/>
      <text:p text:style-name="P18"/>
      <text:p text:style-name="P18"/>
      <text:p text:style-name="P18"/>
      <text:p text:style-name="P17"/>
      <text:p text:style-name="P15"/>
      <text:p text:style-name="P13">4. Requirements:</text:p>
      <text:p text:style-name="P19">This assignment <text:span text:style-name="T36">must </text:span>be named <text:span text:style-name="T19">BabylonianSort</text:span><text:span text:style-name="T18">.java</text:span> and contain a public class named <text:span text:style-name="T19">BabylonianSort</text:span>. Within this public class you must write these <text:span text:style-name="T41">4</text:span> methods:</text:p>
      <text:p text:style-name="P19"><draw:frame text:anchor-type="paragraph" draw:z-index="1" draw:name="Shape2" draw:style-name="gr1" draw:text-style-name="P62" svg:width="6.9689in" svg:height="0.3331in" svg:x="-0.0118in" svg:y="0.1827in"><draw:text-box><text:p text:style-name="P61"><text:span text:style-name="T48"><text:s/></text:span><text:span text:style-name="T48">public static void babylonianSort(String[] numbers) throws NumberFormatException</text:span></text:p></draw:text-box></draw:frame></text:p>
      <text:p text:style-name="P19"/>
      <text:p text:style-name="P35">This method will take an array of strings as input and must sort this array <text:span text:style-name="T18">in place.</text:span> Each string in the array represents a sexagesimal number (see section 5 for specifications).</text:p>
      <text:p text:style-name="P35"><text:span text:style-name="T18">NOTE: </text:span>Sorting an array <text:span text:style-name="T18">in place</text:span> means that the function returns nothing, instead the original parameter array is changed.</text:p>
      <text:p text:style-name="P36"><text:span text:style-name="T18">NOTE:</text:span> <text:span text:style-name="T41">You </text:span><text:span text:style-name="T32">must</text:span><text:span text:style-name="T41"> use radix sort to sort the sexagesimal numbers. If you use a different sorting method, you will fail all test cases associated with this function.</text:span></text:p>
      <text:p text:style-name="P39">NOTE: <text:span text:style-name="T23">You may </text:span><text:span text:style-name="T25">not</text:span><text:span text:style-name="T23"> convert the sexagesimal numbers to decimal and sort them that way. The numbers passed will be far too large to store as integers</text:span> <text:span text:style-name="T23">or longs anyway, so don’t waste time attempting this.</text:span></text:p>
      <text:p text:style-name="P48"><text:soft-page-break/></text:p>
      <text:p text:style-name="P27"><draw:frame text:anchor-type="paragraph" draw:z-index="0" draw:name="Shape2" draw:style-name="gr1" draw:text-style-name="P62" svg:width="6.9689in" svg:height="0.3331in" svg:x="-0.0118in" svg:y="0.1535in"><draw:text-box><text:p text:style-name="P61"><text:span text:style-name="T48"><text:s/></text:span><text:span text:style-name="T48">public static String decimalToSexagesimal(long number)</text:span></text:p></draw:text-box></draw:frame></text:p>
      <text:p text:style-name="P27"/>
      <text:p text:style-name="P35">Return a string representing the sexagesimal version of the given long decimal number. See section 5 for input specifications for this function.</text:p>
      <text:p text:style-name="P34"/>
      <text:p text:style-name="P34"/>
      <text:p text:style-name="P34"/>
      <text:p text:style-name="P34"/>
      <text:p text:style-name="P34"><draw:frame text:anchor-type="paragraph" draw:z-index="5" draw:name="Shape2" draw:style-name="gr4" draw:text-style-name="P62" svg:width="6.9689in" svg:height="0.6453in" svg:x="-0.0118in" svg:y="0.1535in"><draw:text-box><text:p text:style-name="P61"><text:span text:style-name="T48"><text:s/></text:span><text:span text:style-name="T48">public static long sexagesimalToDecimal(String number) throws NumberFormatException,</text:span></text:p><text:p text:style-name="P61"><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 <text:s text:c="6"/></text:span><text:span text:style-name="T48">ArithmeticException</text:span></text:p></draw:text-box></draw:frame></text:p>
      <text:p text:style-name="P34"/>
      <text:p text:style-name="P49"/>
      <text:p text:style-name="P35">Return a long integer representing the decimal version of the given sexagesimal number stored in the input string. This function must throw the error <text:span text:style-name="T18">NumberFormatException</text:span> if the given sexagesimal number is invalid (<text:span text:style-name="T18">e.g.</text:span> it contains characters not enumerated in the description of the sexagesimal number system as described in section 3). This function must throw the error <text:span text:style-name="T18">ArithmeticException</text:span> if the given number is too large to be converted to a long.</text:p>
      <text:p text:style-name="P39">NOTE: <text:span text:style-name="T23">The contents of the error message for both exceptions do not matter, but they <text:s/>should ideally describe the error that has occurred. Here is an </text:span><text:span text:style-name="T24">example</text:span><text:span text:style-name="T23"> throw of the </text:span>NumberFormatException:</text:p>
      <text:p text:style-name="P35"><draw:frame text:anchor-type="paragraph" draw:z-index="7" draw:name="Shape2" draw:style-name="gr1" draw:text-style-name="P62" svg:width="5.574in" svg:height="0.3331in" svg:x="0.7484in" svg:y="0.039in"><draw:text-box><text:p text:style-name="P61"><text:span text:style-name="T48"><text:s/></text:span><text:span text:style-name="T48">throw new NumberFormatException(“This message can say anything”);</text:span></text:p></draw:text-box></draw:frame></text:p>
      <text:p text:style-name="P35"/>
      <text:p text:style-name="P37"><draw:frame text:anchor-type="paragraph" draw:z-index="6" draw:name="Shape2" draw:style-name="gr1" draw:text-style-name="P62" svg:width="6.9689in" svg:height="0.3331in" svg:x="-0.0118in" svg:y="0.1535in"><draw:text-box><text:p text:style-name="P61"><text:span text:style-name="T48"><text:s/></text:span><text:span text:style-name="T48">public static boolean isValidSexagesimalNumber(String number)</text:span></text:p></draw:text-box></draw:frame></text:p>
      <text:p text:style-name="P40"/>
      <text:p text:style-name="P38"><text:soft-page-break/>This function will return true if a given sexagesimal number string is a valid sexagesimal number, else return false. The number must match the description of sexagesimal numbers given in the description (section 3).</text:p>
      <text:p text:style-name="P37"/>
      <text:p text:style-name="P37"/>
      <text:p text:style-name="P37"/>
      <text:p text:style-name="P37"/>
      <text:p text:style-name="P37"/>
      <text:p text:style-name="P37"/>
      <text:p text:style-name="P37"/>
      <text:p text:style-name="P9">5. Input Specification:</text:p>
      <text:p text:style-name="P23">Each function for this assignment has a slightly different set of input specifications.</text:p>
      <text:p text:style-name="P23"/>
      <text:p text:style-name="P23"><text:span text:style-name="T31">babylonianSort(</text:span><text:span text:style-name="T33">String[] numbers</text:span><text:span text:style-name="T31">):</text:span></text:p>
      <text:p text:style-name="P41">This function will receive a list of strings, containing at least one string. Each string will contain at least one character. The strings should represent sexagesimal numbers, however each string may contain any valid ASCII character. Therefore, it is very important that you verify that each string in the array is a valid sexagesimal number, as defined in section 3, before proceeding with the function.</text:p>
      <text:p text:style-name="P41"/>
      <text:p text:style-name="P51">decimalToSexagesimal(<text:span text:style-name="T42">long number</text:span>):</text:p>
      <text:p text:style-name="P41">This function will be passed a long in the range of [0, <text:span text:style-name="T18">Long.MAX_VALUE</text:span>].</text:p>
      <text:p text:style-name="P41"/>
      <text:p text:style-name="P51">sexagesimalToDecimal(<text:span text:style-name="T42">String number</text:span>):</text:p>
      <text:p text:style-name="P42">A s<text:span text:style-name="T34">tring containing one character or more will be passed to this function. All characters in the string will be valid ASCII characters, so this function should throw the </text:span><text:span text:style-name="T22">NumberFormatException </text:span><text:span text:style-name="T34">if the given string is not a valid sexagesimal number. The string is of arbitrary length, so it’s decimal representation could cause an </text:span><text:soft-page-break/><text:span text:style-name="T34">overflow, even for long integers. If the string cannot be represented as a long integer, throw an </text:span><text:span text:style-name="T22">ArithmeticException.</text:span></text:p>
      <text:p text:style-name="P50"/>
      <text:p text:style-name="P51">isValidSexagesimalNumber(<text:span text:style-name="T42">String number</text:span>):</text:p>
      <text:p text:style-name="P41">This function will receive a valid string with at least one character. The characters in the string can be any valid ASCII characters.</text:p>
      <text:p text:style-name="P50"/>
      <text:p text:style-name="P50"/>
      <text:p text:style-name="P20"><draw:frame text:anchor-type="paragraph" draw:z-index="2" draw:name="Shape3" draw:style-name="gr2" draw:text-style-name="P63" svg:width="1.8961in" svg:height="1.5004in" svg:x="1.1445in" svg:y="0.1957in"><draw:text-box><text:p/></draw:text-box></draw:frame></text:p>
      <text:p text:style-name="P14"/>
      <text:p text:style-name="P14"/>
      <text:p text:style-name="P11">6. Testing:</text:p>
      <text:p text:style-name="P21">To test, you will want to run the provided test script in a Linux environment. Your assignment will be <text:span text:style-name="T38">graded</text:span> on Eustis, and if your assignment does not work on Eustis th<text:span text:style-name="T38">e</text:span>n<text:span text:style-name="T31"> </text:span>it<text:span text:style-name="T31"> does not work.</text:span> For the script to <text:span text:style-name="T38">function</text:span>, you will need to set up your directory (folder) to look like this:</text:p>
      <text:p text:style-name="P21"><draw:frame text:anchor-type="paragraph" draw:z-index="3" draw:name="Shape2" draw:style-name="gr3" draw:text-style-name="P62" svg:width="7.0315in" svg:height="2.5205in" svg:x="-0.022in" svg:y="0.1016in"><draw:text-box><text:p text:style-name="P61"><text:span text:style-name="T48"><text:s/></text:span><text:span text:style-name="T48">TestSuite/</text:span></text:p><text:p text:style-name="P61"><text:span text:style-name="T48"><text:s/></text:span><text:span text:style-name="T48"><text:tab/></text:span><text:span text:style-name="T48">BabylonianSort.java</text:span></text:p><text:p text:style-name="P61"><text:span text:style-name="T48"><text:s/></text:span><text:span text:style-name="T48"><text:tab/></text:span><text:span text:style-name="T48">BabylonianSortTester.java</text:span></text:p><text:p text:style-name="P61"><text:span text:style-name="T48"><text:s/></text:span><text:span text:style-name="T48"><text:tab/></text:span><text:span text:style-name="T48">Test.sh</text:span></text:p><text:p text:style-name="P61"><text:span text:style-name="T48"><text:s/></text:span><text:span text:style-name="T48"><text:tab/></text:span><text:span text:style-name="T48">Inputs/</text:span></text:p><text:p text:style-name="P61"><text:span text:style-name="T48"><text:s/></text:span><text:span text:style-name="T48"><text:tab/></text:span><text:span text:style-name="T48"><text:tab/></text:span><text:span text:style-name="T48"><text:tab/></text:span><text:span text:style-name="T48">Input1.txt</text:span></text:p><text:p text:style-name="P61"><text:span text:style-name="T48"><text:tab/></text:span><text:span text:style-name="T48"><text:tab/></text:span><text:span text:style-name="T48"><text:tab/></text:span><text:span text:style-name="T48">Input2.txt</text:span></text:p><text:p text:style-name="P61"><text:span text:style-name="T49"><text:tab/></text:span><text:span text:style-name="T49"><text:tab/></text:span><text:span text:style-name="T49"><text:tab/></text:span><text:span text:style-name="T49">...</text:span></text:p></draw:text-box></draw:frame></text:p>
      <text:p text:style-name="P10"/>
      <text:p text:style-name="P10"/>
      <text:p text:style-name="P10"/>
      <text:p text:style-name="P10"/>
      <text:p text:style-name="P10"/>
      <text:p text:style-name="P10"/>
      <text:p text:style-name="P12"/>
      <text:p text:style-name="P22">To run the test script, use this command:</text:p>
      <text:p text:style-name="P10"><draw:frame text:anchor-type="paragraph" draw:z-index="4" draw:name="Shape2" draw:style-name="gr1" draw:text-style-name="P62" svg:width="6.9689in" svg:height="0.3331in" svg:x="-0.0118in" svg:y="0.1535in"><draw:text-box><text:p text:style-name="P61"><text:span text:style-name="T48"><text:s/></text:span><text:span text:style-name="T48">$ bash Test.sh</text:span></text:p></draw:text-box></draw:frame></text:p>
      <text:p text:style-name="P10"/>
      <text:p text:style-name="P22"><text:soft-page-break/><text:span text:style-name="T18">NOTE</text:span>: The “$” character is not part of the command. It is a symbol frequently used to indicate the beginning of a terminal command.</text:p>
      <text:p text:style-name="P22"/>
      <text:p text:style-name="P22"/>
      <text:p text:style-name="P10"><text:span text:style-name="T38">7</text:span>. Grading Criteria:</text:p>
      <text:p text:style-name="P43">The grading criteria for this assignment is as follows:</text:p>
      <text:p text:style-name="P29"><text:span text:style-name="T1"><text:tab/></text:span><text:span text:style-name="T4">4</text:span><text:span text:style-name="T3">0% </text:span><text:span text:style-name="T6"><text:s/></text:span><text:span text:style-name="T1"><text:s text:c="5"/></text:span><text:span text:style-name="T2">babylonianSort</text:span><text:span text:style-name="T1">()</text:span><text:span text:style-name="T5"> unit tests</text:span></text:p>
      <text:p text:style-name="P32"><text:span text:style-name="T7"><text:tab/></text:span><text:span text:style-name="T14">25</text:span><text:span text:style-name="T13">%</text:span><text:span text:style-name="T9"> <text:s/></text:span><text:span text:style-name="T7"><text:s text:c="5"/></text:span><text:span text:style-name="T12">sexagesimalToDecimal</text:span><text:span text:style-name="T11">()</text:span><text:span text:style-name="T7"> unit tests</text:span></text:p>
      <text:p text:style-name="P33"><text:span text:style-name="T14"><text:tab/>20</text:span><text:span text:style-name="T13">%</text:span><text:span text:style-name="T9"> <text:s/></text:span><text:span text:style-name="T7"><text:s text:c="5"/></text:span><text:span text:style-name="T12">decimalToSexagesimal</text:span><text:span text:style-name="T11">()</text:span><text:span text:style-name="T7"> unit tests</text:span></text:p>
      <text:p text:style-name="P33"><text:span text:style-name="T10"><text:tab/></text:span><text:span text:style-name="T14">15</text:span><text:span text:style-name="T13">%</text:span><text:span text:style-name="T9"> <text:s/></text:span><text:span text:style-name="T7"><text:s text:c="5"/></text:span><text:span text:style-name="T12">isValidSexagesimalNumber</text:span><text:span text:style-name="T11">()</text:span><text:span text:style-name="T7"> unit tests</text:span></text:p>
      <text:p text:style-name="P24"/>
      <text:p text:style-name="P31"><text:span text:style-name="T8">8</text:span><text:span text:style-name="T7">. Final Notes:</text:span></text:p>
      <text:p text:style-name="P44">Comments will not be graded generally, however I reserve the right to penalize assignments that include no comments, or whose comments are horrible. In the real world, comments are extremely useful and expected <text:span text:style-name="T40">from developers</text:span>, so get used to writing them. I also reserve the right to penalize assignments with atrocious/inconsistent style (or lack thereof). This does not mean that you will lose points for using one particular style over another—<text:span text:style-name="T37">it only means that you need to</text:span> apply your style consistently.</text:p>
      <text:p text:style-name="P45">You are free to discuss concepts and high level ideas about this assignment with your peers, however code sharing and code review is strictly prohibited.</text:p>
      <text:p text:style-name="P45"/>
      <text:p text:style-name="P45">Examples of <text:span text:style-name="T31">acceptable</text:span> peer questions about this assignment look like this:</text:p>
      <text:list xml:id="list3289753445" text:style-name="L1">
        <text:list-item>
          <text:p text:style-name="P54">How do you convert a number in base-10 to base-60 on paper?</text:p>
        </text:list-item>
        <text:list-item>
          <text:p text:style-name="P56"><text:span text:style-name="T40">What data structures are most useful when implementing radix sort</text:span>?</text:p>
        </text:list-item>
        <text:list-item>
          <text:p text:style-name="P54">Can you show me how to use Horner’s Rule to calculate the base-10 version of a base-60 number on paper?</text:p>
        </text:list-item>
      </text:list>
      <text:p text:style-name="P45">Examples of <text:span text:style-name="T31">unacceptable</text:span> peer questions about this assignment look like this:</text:p>
      <text:list xml:id="list3656304821" text:style-name="L2">
        <text:list-item>
          <text:p text:style-name="P55">What does the code look like to convert a number from base-10 to base-60?</text:p>
        </text:list-item>
        <text:list-item>
          <text:p text:style-name="P55"><text:soft-page-break/>I have an off-by-one error in my radix sort code, can you help me find the bug?</text:p>
        </text:list-item>
        <text:list-item>
          <text:p text:style-name="P55">Can you show me how to code up Horner’s Rule?</text:p>
        </text:list-item>
      </text:list>
      <text:p text:style-name="P46"/>
      <text:p text:style-name="P47"><text:span text:style-name="T46">You MUST do all of the following</text:span>:</text:p>
      <text:list xml:id="list4169041674" text:style-name="L3">
        <text:list-item>
          <text:p text:style-name="P57"><text:span text:style-name="T46">Include your name and NID in a comment at the top of your submission</text:span>.</text:p>
        </text:list-item>
        <text:list-item>
          <text:p text:style-name="P57"><text:span text:style-name="T46">Ensure that your submission compiles and runs on Eustis</text:span>.</text:p>
        </text:list-item>
        <text:list-item>
          <text:p text:style-name="P57"><text:span text:style-name="T46">Name your submission </text:span><text:span text:style-name="T21">BabylonianSort</text:span><text:span text:style-name="T20">.java</text:span><text:span text:style-name="T18">.</text:span></text:p>
        </text:list-item>
        <text:list-item>
          <text:p text:style-name="P57">Submit the assignment <text:span text:style-name="T46">before the deadline</text:span>.</text:p>
        </text:list-item>
        <text:list-item>
          <text:p text:style-name="P57"><text:span text:style-name="T46">Write the assignment in Java</text:span>.</text:p>
        </text:list-item>
      </text:list>
      <text:p text:style-name="P25"><text:span text:style-name="T46">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0T18:13:03.834446526</dc:date>
    <meta:editing-duration>PT1H47M46S</meta:editing-duration>
    <meta:editing-cycles>19</meta:editing-cycles>
    <meta:document-statistic meta:table-count="3" meta:image-count="0" meta:object-count="0" meta:page-count="8" meta:paragraph-count="185" meta:word-count="1315" meta:character-count="7516" meta:non-whitespace-character-count="6364"/>
  </office:meta>
</office:document-meta>
</file>